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Modalidade de Ensino</text:p>
          </table:table-cell>
          <table:table-cell office:value-type="string">
            <text:p>1 turno</text:p>
          </table:table-cell>
          <table:table-cell office:value-type="string">
            <text:p>2 turno</text:p>
          </table:table-cell>
          <table:table-cell office:value-type="string">
            <text:p>3 turno</text:p>
          </table:table-cell>
          <table:table-cell office:value-type="string">
            <text:p>4 turno</text:p>
          </table:table-cell>
          <table:table-cell office:value-type="string">
            <text:p>Total Matriculados</text:p>
          </table:table-cell>
          <table:table-cell office:value-type="string">
            <text:p>Total Atendidos 86%</text:p>
          </table:table-cell>
          <table:table-cell office:value-type="string">
            <text:p>Número de dias de distribuição de refeições</text:p>
          </table:table-cell>
          <table:table-cell office:value-type="string">
            <text:p>Total de refeições servidas</text:p>
          </table:table-cell>
        </table:table-row>
        <table:table-row>
          <table:table-cell office:value-type="string">
            <text:p>Pré Escola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Ensino Fundamenta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Ensino Médio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Jovens e Adultos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number-rows-repeated="2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